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000000D25000004622F33AD4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T1" style:family="text">
      <style:text-properties fo:color="#0000ff" style:font-name="Arial"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firstclass" text:anchor-type="as-char" svg:width="3.366cm" svg:height="1.122cm" draw:z-index="0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" text:anchor-type="as-char" svg:width="3.366cm" svg:height="1.122cm" draw:z-index="1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" text:anchor-type="as-char" svg:width="3.366cm" svg:height="1.122cm" draw:z-index="2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" text:anchor-type="as-char" svg:width="3.366cm" svg:height="1.122cm" draw:z-index="3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" text:anchor-type="as-char" svg:width="3.366cm" svg:height="1.122cm" draw:z-index="4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5" text:anchor-type="as-char" svg:width="3.366cm" svg:height="1.122cm" draw:z-index="5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6" text:anchor-type="as-char" svg:width="3.366cm" svg:height="1.122cm" draw:z-index="6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7" text:anchor-type="as-char" svg:width="3.366cm" svg:height="1.122cm" draw:z-index="7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8" text:anchor-type="as-char" svg:width="3.366cm" svg:height="1.122cm" draw:z-index="8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9" text:anchor-type="as-char" svg:width="3.366cm" svg:height="1.122cm" draw:z-index="9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10" text:anchor-type="as-char" svg:width="3.366cm" svg:height="1.122cm" draw:z-index="10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1" text:anchor-type="as-char" svg:width="3.366cm" svg:height="1.122cm" draw:z-index="11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2" text:anchor-type="as-char" svg:width="3.366cm" svg:height="1.122cm" draw:z-index="12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3" text:anchor-type="as-char" svg:width="3.366cm" svg:height="1.122cm" draw:z-index="13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4" text:anchor-type="as-char" svg:width="3.366cm" svg:height="1.122cm" draw:z-index="14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15" text:anchor-type="as-char" svg:width="3.366cm" svg:height="1.122cm" draw:z-index="15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6" text:anchor-type="as-char" svg:width="3.366cm" svg:height="1.122cm" draw:z-index="16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7" text:anchor-type="as-char" svg:width="3.366cm" svg:height="1.122cm" draw:z-index="17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8" text:anchor-type="as-char" svg:width="3.366cm" svg:height="1.122cm" draw:z-index="18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19" text:anchor-type="as-char" svg:width="3.366cm" svg:height="1.122cm" draw:z-index="19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20" text:anchor-type="as-char" svg:width="3.366cm" svg:height="1.122cm" draw:z-index="20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1" text:anchor-type="as-char" svg:width="3.366cm" svg:height="1.122cm" draw:z-index="21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2" text:anchor-type="as-char" svg:width="3.366cm" svg:height="1.122cm" draw:z-index="22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3" text:anchor-type="as-char" svg:width="3.366cm" svg:height="1.122cm" draw:z-index="23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4" text:anchor-type="as-char" svg:width="3.366cm" svg:height="1.122cm" draw:z-index="24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25" text:anchor-type="as-char" svg:width="3.366cm" svg:height="1.122cm" draw:z-index="25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6" text:anchor-type="as-char" svg:width="3.366cm" svg:height="1.122cm" draw:z-index="26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7" text:anchor-type="as-char" svg:width="3.366cm" svg:height="1.122cm" draw:z-index="27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8" text:anchor-type="as-char" svg:width="3.366cm" svg:height="1.122cm" draw:z-index="28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29" text:anchor-type="as-char" svg:width="3.366cm" svg:height="1.122cm" draw:z-index="29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30" text:anchor-type="as-char" svg:width="3.366cm" svg:height="1.122cm" draw:z-index="30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1" text:anchor-type="as-char" svg:width="3.366cm" svg:height="1.122cm" draw:z-index="31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2" text:anchor-type="as-char" svg:width="3.366cm" svg:height="1.122cm" draw:z-index="32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3" text:anchor-type="as-char" svg:width="3.366cm" svg:height="1.122cm" draw:z-index="33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4" text:anchor-type="as-char" svg:width="3.366cm" svg:height="1.122cm" draw:z-index="34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35" text:anchor-type="as-char" svg:width="3.366cm" svg:height="1.122cm" draw:z-index="35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6" text:anchor-type="as-char" svg:width="3.366cm" svg:height="1.122cm" draw:z-index="36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7" text:anchor-type="as-char" svg:width="3.366cm" svg:height="1.122cm" draw:z-index="37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8" text:anchor-type="as-char" svg:width="3.366cm" svg:height="1.122cm" draw:z-index="38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39" text:anchor-type="as-char" svg:width="3.366cm" svg:height="1.122cm" draw:z-index="39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40" text:anchor-type="as-char" svg:width="3.366cm" svg:height="1.122cm" draw:z-index="40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1" text:anchor-type="as-char" svg:width="3.366cm" svg:height="1.122cm" draw:z-index="41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2" text:anchor-type="as-char" svg:width="3.366cm" svg:height="1.122cm" draw:z-index="42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3" text:anchor-type="as-char" svg:width="3.366cm" svg:height="1.122cm" draw:z-index="43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4" text:anchor-type="as-char" svg:width="3.366cm" svg:height="1.122cm" draw:z-index="44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45" text:anchor-type="as-char" svg:width="3.366cm" svg:height="1.122cm" draw:z-index="45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6" text:anchor-type="as-char" svg:width="3.366cm" svg:height="1.122cm" draw:z-index="46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7" text:anchor-type="as-char" svg:width="3.366cm" svg:height="1.122cm" draw:z-index="47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8" text:anchor-type="as-char" svg:width="3.366cm" svg:height="1.122cm" draw:z-index="48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49" text:anchor-type="as-char" svg:width="3.366cm" svg:height="1.122cm" draw:z-index="49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50" text:anchor-type="as-char" svg:width="3.366cm" svg:height="1.122cm" draw:z-index="50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1" text:anchor-type="as-char" svg:width="3.366cm" svg:height="1.122cm" draw:z-index="51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2" text:anchor-type="as-char" svg:width="3.366cm" svg:height="1.122cm" draw:z-index="52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3" text:anchor-type="as-char" svg:width="3.366cm" svg:height="1.122cm" draw:z-index="53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4" text:anchor-type="as-char" svg:width="3.366cm" svg:height="1.122cm" draw:z-index="54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55" text:anchor-type="as-char" svg:width="3.366cm" svg:height="1.122cm" draw:z-index="55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6" text:anchor-type="as-char" svg:width="3.366cm" svg:height="1.122cm" draw:z-index="56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7" text:anchor-type="as-char" svg:width="3.366cm" svg:height="1.122cm" draw:z-index="57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8" text:anchor-type="as-char" svg:width="3.366cm" svg:height="1.122cm" draw:z-index="58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59" text:anchor-type="as-char" svg:width="3.366cm" svg:height="1.122cm" draw:z-index="59"><draw:image xlink:href="Pictures/2000002000000D25000004622F33AD4B.svm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irstclass60" text:anchor-type="as-char" svg:width="3.366cm" svg:height="1.122cm" draw:z-index="60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61" text:anchor-type="as-char" svg:width="3.366cm" svg:height="1.122cm" draw:z-index="61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62" text:anchor-type="as-char" svg:width="3.366cm" svg:height="1.122cm" draw:z-index="62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63" text:anchor-type="as-char" svg:width="3.366cm" svg:height="1.122cm" draw:z-index="63"><draw:image xlink:href="Pictures/2000002000000D25000004622F33AD4B.svm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draw:frame draw:style-name="fr1" draw:name="firstclass64" text:anchor-type="as-char" svg:width="3.366cm" svg:height="1.122cm" draw:z-index="64"><draw:image xlink:href="Pictures/2000002000000D25000004622F33AD4B.svm" xlink:type="simple" xlink:show="embed" xlink:actuate="onLoad"/></draw:frame>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31:43</meta:creation-date>
    <dc:creator>Jim Parry</dc:creator>
    <dc:date>2006-10-31T19:40:28</dc:date>
    <dc:language>en-US</dc:language>
    <meta:editing-cycles>4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1" meta:image-count="65" meta:object-count="0" meta:page-count="1" meta:paragraph-count="66" meta:word-count="1" meta:character-count="85"/>
  </office:meta>
</office:document-meta>
</file>